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3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2"/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Max unsigned</text:p>
          </table:table-cell>
          <table:table-cell table:style-name="Default" table:number-columns-repeated="2"/>
          <table:table-cell table:style-name="Default" office:value-type="string" calcext:value-type="string">
            <text:p>max signed</text:p>
          </table:table-cell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float" office:value="65536" calcext:value-type="float">
            <text:p>65536</text:p>
          </table:table-cell>
          <table:table-cell table:style-name="Default" table:number-columns-repeated="2"/>
          <table:table-cell table:style-name="Default" office:value-type="float" office:value="32768" calcext:value-type="float">
            <text:p>32768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Orig value</text:p>
          </table:table-cell>
          <table:table-cell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Default" table:number-columns-repeated="7"/>
        </table:table-row>
        <table:table-row table:style-name="ro1">
          <table:table-cell table:style-name="ce1" office:value-type="float" office:value="0.16" calcext:value-type="float">
            <text:p>0.16000</text:p>
          </table:table-cell>
          <table:table-cell/>
          <table:table-cell table:formula="of:=[.A6]*[.$C$3]" office:value-type="float" office:value="10485.76" calcext:value-type="float">
            <text:p>10485.76</text:p>
          </table:table-cell>
          <table:table-cell table:formula="of:=DEC2HEX([.C6])" office:value-type="string" office:string-value="28F5" calcext:value-type="string">
            <text:p>28F5</text:p>
          </table:table-cell>
          <table:table-cell/>
          <table:table-cell table:formula="of:=[.A6]*[.$F$3]" office:value-type="float" office:value="5242.88" calcext:value-type="float">
            <text:p>5242.88</text:p>
          </table:table-cell>
          <table:table-cell table:formula="of:=DEC2HEX([.F6])" office:value-type="string" office:string-value="147A" calcext:value-type="string">
            <text:p>147A</text:p>
          </table:table-cell>
          <table:table-cell table:number-columns-repeated="2"/>
        </table:table-row>
        <table:table-row table:style-name="ro1">
          <table:table-cell table:style-name="ce1" office:value-type="float" office:value="0.15" calcext:value-type="float">
            <text:p>0.15000</text:p>
          </table:table-cell>
          <table:table-cell/>
          <table:table-cell table:formula="of:=[.A7]*[.$C$3]" office:value-type="float" office:value="9830.4" calcext:value-type="float">
            <text:p>9830.4</text:p>
          </table:table-cell>
          <table:table-cell table:formula="of:=DEC2HEX([.C7])" office:value-type="string" office:string-value="2666" calcext:value-type="string">
            <text:p>2666</text:p>
          </table:table-cell>
          <table:table-cell/>
          <table:table-cell table:formula="of:=[.A7]*[.$F$3]" office:value-type="float" office:value="4915.2" calcext:value-type="float">
            <text:p>4915.2</text:p>
          </table:table-cell>
          <table:table-cell table:formula="of:=DEC2HEX([.F7])" office:value-type="string" office:string-value="1333" calcext:value-type="string">
            <text:p>1333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0.35013" calcext:value-type="float">
            <text:p>0.35013</text:p>
          </table:table-cell>
          <table:table-cell/>
          <table:table-cell table:formula="of:=[.A9]*[.$C$3]" office:value-type="float" office:value="22946.11968" calcext:value-type="float">
            <text:p>22946.12</text:p>
          </table:table-cell>
          <table:table-cell table:formula="of:=DEC2HEX([.C9])" office:value-type="string" office:string-value="59A2" calcext:value-type="string">
            <text:p>59A2</text:p>
          </table:table-cell>
          <table:table-cell/>
          <table:table-cell table:formula="of:=[.A9]*[.$F$3]" office:value-type="float" office:value="11473.05984" calcext:value-type="float">
            <text:p>11473.06</text:p>
          </table:table-cell>
          <table:table-cell table:formula="of:=DEC2HEX([.F9])" office:value-type="string" office:string-value="2CD1" calcext:value-type="string">
            <text:p>2CD1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1" calcext:value-type="float">
            <text:p>1.00000</text:p>
          </table:table-cell>
          <table:table-cell/>
          <table:table-cell table:formula="of:=[.A11]*[.$C$3]" office:value-type="float" office:value="65536" calcext:value-type="float">
            <text:p>65536</text:p>
          </table:table-cell>
          <table:table-cell table:formula="of:=DEC2HEX([.C11])" office:value-type="string" office:string-value="10000" calcext:value-type="string">
            <text:p>10000</text:p>
          </table:table-cell>
          <table:table-cell/>
          <table:table-cell table:formula="of:=[.A11]*[.$F$3]" office:value-type="float" office:value="32768" calcext:value-type="float">
            <text:p>32768</text:p>
          </table:table-cell>
          <table:table-cell table:formula="of:=DEC2HEX([.F11])" office:value-type="string" office:string-value="8000" calcext:value-type="string">
            <text:p>8000</text:p>
          </table:table-cell>
          <table:table-cell office:value-type="string" calcext:value-type="string">
            <text:p>7fff</text:p>
          </table:table-cell>
          <table:table-cell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0.3" calcext:value-type="float">
            <text:p>0.30000</text:p>
          </table:table-cell>
          <table:table-cell/>
          <table:table-cell table:formula="of:=[.A13]*[.$C$3]" office:value-type="float" office:value="19660.8" calcext:value-type="float">
            <text:p>19660.8</text:p>
          </table:table-cell>
          <table:table-cell table:formula="of:=DEC2HEX([.C13])" office:value-type="string" office:string-value="4CCC" calcext:value-type="string">
            <text:p>4CCC</text:p>
          </table:table-cell>
          <table:table-cell/>
          <table:table-cell table:formula="of:=[.A13]*[.$F$3]" office:value-type="float" office:value="9830.4" calcext:value-type="float">
            <text:p>9830.4</text:p>
          </table:table-cell>
          <table:table-cell table:formula="of:=DEC2HEX([.F13])" office:value-type="string" office:string-value="2666" calcext:value-type="string">
            <text:p>2666</text:p>
          </table:table-cell>
          <table:table-cell table:number-columns-repeated="2"/>
        </table:table-row>
        <table:table-row table:style-name="ro1" table:number-rows-repeated="3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0.8" calcext:value-type="float">
            <text:p>0.80000</text:p>
          </table:table-cell>
          <table:table-cell/>
          <table:table-cell table:formula="of:=[.A17]*[.$C$3]" office:value-type="float" office:value="52428.8" calcext:value-type="float">
            <text:p>52428.8</text:p>
          </table:table-cell>
          <table:table-cell table:formula="of:=DEC2HEX([.C17])" office:value-type="string" office:string-value="CCCC" calcext:value-type="string">
            <text:p>CCCC</text:p>
          </table:table-cell>
          <table:table-cell/>
          <table:table-cell table:formula="of:=[.A17]*[.$F$3]" office:value-type="float" office:value="26214.4" calcext:value-type="float">
            <text:p>26214.4</text:p>
          </table:table-cell>
          <table:table-cell table:formula="of:=DEC2HEX([.F17])" office:value-type="string" office:string-value="6666" calcext:value-type="string">
            <text:p>6666</text:p>
          </table:table-cell>
          <table:table-cell table:number-columns-repeated="2"/>
        </table:table-row>
        <table:table-row table:style-name="ro1">
          <table:table-cell table:style-name="ce1"/>
          <table:table-cell table:number-columns-repeated="8"/>
        </table:table-row>
        <table:table-row table:style-name="ro1">
          <table:table-cell table:style-name="ce1" office:value-type="float" office:value="5.6" calcext:value-type="float">
            <text:p>5.60000</text:p>
          </table:table-cell>
          <table:table-cell/>
          <table:table-cell table:formula="of:=[.A19]*[.$C$3]" office:value-type="float" office:value="367001.6" calcext:value-type="float">
            <text:p>367001.6</text:p>
          </table:table-cell>
          <table:table-cell table:formula="of:=DEC2HEX([.C19])" office:value-type="string" office:string-value="59999" calcext:value-type="string">
            <text:p>59999</text:p>
          </table:table-cell>
          <table:table-cell/>
          <table:table-cell table:formula="of:=[.A19]*[.$F$3]" office:value-type="float" office:value="183500.8" calcext:value-type="float">
            <text:p>183500.8</text:p>
          </table:table-cell>
          <table:table-cell table:formula="of:=DEC2HEX([.F19])" office:value-type="string" office:string-value="2CCCC" calcext:value-type="string">
            <text:p>2CCCC</text:p>
          </table:table-cell>
          <table:table-cell table:number-columns-repeated="2"/>
        </table:table-row>
        <table:table-row table:style-name="ro1" table:number-rows-repeated="2">
          <table:table-cell table:style-name="ce1"/>
          <table:table-cell table:number-columns-repeated="8"/>
        </table:table-row>
        <table:table-row table:style-name="ro1">
          <table:table-cell office:value-type="float" office:value="0.16666666" calcext:value-type="float">
            <text:p>0.17</text:p>
          </table:table-cell>
          <table:table-cell/>
          <table:table-cell table:formula="of:=[.A22]*[.$C$3]" office:value-type="float" office:value="10922.66622976" calcext:value-type="float">
            <text:p>10922.67</text:p>
          </table:table-cell>
          <table:table-cell table:formula="of:=DEC2HEX([.C22])" office:value-type="string" office:string-value="2AAA" calcext:value-type="string">
            <text:p>2AAA</text:p>
          </table:table-cell>
          <table:table-cell/>
          <table:table-cell table:formula="of:=[.A22]*[.$F$3]" office:value-type="float" office:value="5461.33311488" calcext:value-type="float">
            <text:p>5461.33</text:p>
          </table:table-cell>
          <table:table-cell table:formula="of:=DEC2HEX([.F22])" office:value-type="string" office:string-value="1555" calcext:value-type="string">
            <text:p>1555</text:p>
          </table:table-cell>
          <table:table-cell table:number-columns-repeated="2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6M34S</meta:editing-duration>
    <meta:editing-cycles>6</meta:editing-cycles>
    <meta:generator>LibreOffice/4.1.0.4$Windows_x86 LibreOffice_project/89ea49ddacd9aa532507cbf852f2bb22b1ace28</meta:generator>
    <dc:date>2016-02-15T18:57:05.382000000</dc:date>
    <meta:document-statistic meta:table-count="3" meta:cell-count="46" meta:object-count="0"/>
    <meta:user-defined meta:name="Info 1"/>
    <meta:user-defined meta:name="Info 2"/>
    <meta:user-defined meta:name="Info 3"/>
    <meta:user-defined meta:name="Info 4"/>
  </office:meta>
</office:document-meta>
</file>